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255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2.379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11.22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7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PCB-Referenz</text:p>
          </table:table-cell>
          <table:table-cell table:style-name="ce1" office:value-type="string" calcext:value-type="string">
            <text:p>Hersteller-Nummer</text:p>
          </table:table-cell>
          <table:table-cell table:style-name="ce1" office:value-type="string" calcext:value-type="string">
            <text:p>JLCPCB Nummer</text:p>
          </table:table-cell>
          <table:table-cell table:style-name="ce1" office:value-type="string" calcext:value-type="string">
            <text:p>EXD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Kurze Beschreibung / Kommentar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Y3, BY5-BY8</text:p>
            <text:p/>
          </table:table-cell>
          <table:table-cell table:style-name="ce2" office:value-type="string" calcext:value-type="string">
            <text:p>S5MC-13-F</text:p>
          </table:table-cell>
          <table:table-cell table:style-name="ce2" office:value-type="string" calcext:value-type="string">
            <text:p>C1239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C,DO-214AB</text:p>
          </table:table-cell>
          <table:table-cell table:style-name="ce2" office:value-type="string" calcext:value-type="string">
            <text:p>DIODES - GENERAL PURPOSE 1KV 5A 1V @ 5A SMC(DO-214AB) ROHS</text:p>
          </table:table-cell>
          <table:table-cell table:number-columns-repeated="5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4-C7,C14-C18,C39-C41</text:p>
          </table:table-cell>
          <table:table-cell/>
          <table:table-cell table:style-name="ce2" office:value-type="string" calcext:value-type="string">
            <text:p>C49678</text:p>
          </table:table-cell>
          <table:table-cell table:style-name="ce2"/>
          <table:table-cell table:style-name="ce5" office:value-type="string" calcext:value-type="string">
            <text:p>0805</text:p>
          </table:table-cell>
          <table:table-cell table:style-name="ce2" office:value-type="string" calcext:value-type="string">
            <text:p>100nF</text:p>
          </table:table-cell>
          <table:table-cell table:number-columns-repeated="5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19-C37</text:p>
          </table:table-cell>
          <table:table-cell/>
          <table:table-cell table:style-name="ce2" office:value-type="string" calcext:value-type="string">
            <text:p>C24497</text:p>
          </table:table-cell>
          <table:table-cell table:style-name="ce2"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00nF</text:p>
          </table:table-cell>
          <table:table-cell table:number-columns-repeated="5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C1,CC2,CC3</text:p>
          </table:table-cell>
          <table:table-cell table:style-name="ce2" office:value-type="string" calcext:value-type="string">
            <text:p>SMDIF02100QA00JQ00</text:p>
          </table:table-cell>
          <table:table-cell table:style-name="ce2" office:value-type="string" calcext:value-type="string">
            <text:p>C5373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HIGH VOLTAGE CAPACITORS 10NF 2000V</text:p>
          </table:table-cell>
          <table:table-cell table:number-columns-repeated="5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3</text:p>
          </table:table-cell>
          <table:table-cell/>
          <table:table-cell table:style-name="ce2" office:value-type="string" calcext:value-type="string">
            <text:p>C37546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LED</text:p>
          </table:table-cell>
          <table:table-cell table:number-columns-repeated="5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2,D7</text:p>
          </table:table-cell>
          <table:table-cell table:style-name="ce2" office:value-type="string" calcext:value-type="string">
            <text:p>SMD ZF 15</text:p>
          </table:table-cell>
          <table:table-cell table:style-name="ce2" office:value-type="string" calcext:value-type="string">
            <text:p>C8623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OD-123</text:p>
          </table:table-cell>
          <table:table-cell table:style-name="ce2" office:value-type="string" calcext:value-type="string">
            <text:p>Zener Diode 15V</text:p>
          </table:table-cell>
          <table:table-cell table:number-columns-repeated="5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17-D23</text:p>
          </table:table-cell>
          <table:table-cell/>
          <table:table-cell table:style-name="ce2" office:value-type="string" calcext:value-type="string">
            <text:p>C37546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LED</text:p>
          </table:table-cell>
          <table:table-cell table:number-columns-repeated="5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4,D74</text:p>
          </table:table-cell>
          <table:table-cell table:style-name="ce2" office:value-type="string" calcext:value-type="string">
            <text:p>S 1G SMD</text:p>
          </table:table-cell>
          <table:table-cell table:style-name="ce2" office:value-type="string" calcext:value-type="string">
            <text:p>C95872</text:p>
          </table:table-cell>
          <table:table-cell/>
          <table:table-cell table:style-name="ce5" office:value-type="string" calcext:value-type="string">
            <text:p>SMA,DO-214AC</text:p>
          </table:table-cell>
          <table:table-cell table:style-name="ce2" office:value-type="string" calcext:value-type="string">
            <text:p>DIODES - GENERAL PURPOSE 400V 1A 1.1V @ 1A</text:p>
          </table:table-cell>
          <table:table-cell table:number-columns-repeated="5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5,D6,D8,D11-D16,D24-D72,D75,D76</text:p>
          </table:table-cell>
          <table:table-cell table:style-name="ce2" office:value-type="string" calcext:value-type="string">
            <text:p>TSS0230LU</text:p>
          </table:table-cell>
          <table:table-cell table:style-name="ce2" office:value-type="string" calcext:value-type="string">
            <text:p>C8598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Schottky Barrier Diode, 35V, 0.2A</text:p>
          </table:table-cell>
          <table:table-cell table:number-columns-repeated="5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10,D77</text:p>
          </table:table-cell>
          <table:table-cell table:style-name="ce2" office:value-type="string" calcext:value-type="string">
            <text:p>1N 4148WT7 DII (1N4148W)</text:p>
          </table:table-cell>
          <table:table-cell table:style-name="ce2" office:value-type="string" calcext:value-type="string">
            <text:p>C81598</text:p>
          </table:table-cell>
          <table:table-cell/>
          <table:table-cell table:style-name="ce5" office:value-type="string" calcext:value-type="string">
            <text:p>SOD-123</text:p>
          </table:table-cell>
          <table:table-cell table:style-name="ce2" office:value-type="string" calcext:value-type="string">
            <text:p>SWITCHING DIODE 75V 150MA 1.25V @ 150MA 4NS</text:p>
          </table:table-cell>
          <table:table-cell table:style-name="ce2" office:value-type="string" calcext:value-type="string">
            <text:p>1N4148W</text:p>
          </table:table-cell>
          <table:table-cell table:number-columns-repeated="5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DKE1,DKE2</text:p>
          </table:table-cell>
          <table:table-cell table:style-name="ce2" office:value-type="string" calcext:value-type="string">
            <text:p>SMCJ28CA VIS</text:p>
          </table:table-cell>
          <table:table-cell table:style-name="ce2" office:value-type="string" calcext:value-type="string">
            <text:p>C1024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MC,DO-214AB</text:p>
          </table:table-cell>
          <table:table-cell table:style-name="ce2" office:value-type="string" calcext:value-type="string">
            <text:p>TVS SMC</text:p>
          </table:table-cell>
          <table:table-cell table:number-columns-repeated="57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EF1</text:p>
          </table:table-cell>
          <table:table-cell table:style-name="ce2" office:value-type="string" calcext:value-type="string">
            <text:p>OMH125 </text:p>
          </table:table-cell>
          <table:table-cell table:style-name="ce2" office:value-type="string" calcext:value-type="string">
            <text:p>C8379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410</text:p>
          </table:table-cell>
          <table:table-cell table:style-name="ce7" office:value-type="string" calcext:value-type="string">
            <text:p><text:a xlink:href="https://jlcpcb.com/parts/componentSearch?secondSortUuid=e97bd0f3124c47c588b72c76ed31e691&amp;name=Surface%20Mount%20Fuses&amp;firstSortUuid=f346e0c6c2c44c2495c3d3e7077cf5f1" xlink:type="simple">SURFACE MOUNT FUSES, 2A, https://jlcpcb.com/parts/componentSearch?secondSortUuid=e97bd0f3124c47c588b72c76ed31e691&amp;name=Surface%20Mount%20Fuses&amp;firstSortUuid=f346e0c6c2c44c2495c3d3e7077cf5f1</text:a></text:p>
          </table:table-cell>
          <table:table-cell table:number-columns-repeated="5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EF2</text:p>
          </table:table-cell>
          <table:table-cell table:style-name="ce2" office:value-type="string" calcext:value-type="string">
            <text:p>OMH125 </text:p>
          </table:table-cell>
          <table:table-cell table:style-name="ce2" office:value-type="string" calcext:value-type="string">
            <text:p>C3120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410</text:p>
          </table:table-cell>
          <table:table-cell table:style-name="ce5" office:value-type="string" calcext:value-type="string">
            <text:p>SURFACE MOUNT FUSES, 5A</text:p>
          </table:table-cell>
          <table:table-cell table:number-columns-repeated="5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F3</text:p>
          </table:table-cell>
          <table:table-cell table:style-name="ce2" office:value-type="string" calcext:value-type="string">
            <text:p>OMH125</text:p>
          </table:table-cell>
          <table:table-cell table:style-name="ce2" office:value-type="string" calcext:value-type="string">
            <text:p>C31200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410</text:p>
          </table:table-cell>
          <table:table-cell table:style-name="ce5" office:value-type="string" calcext:value-type="string">
            <text:p>SURFACE MOUNT FUSES, 1A</text:p>
          </table:table-cell>
          <table:table-cell table:number-columns-repeated="5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OMH126</text:p>
          </table:table-cell>
          <table:table-cell table:style-name="ce2" office:value-type="string" calcext:value-type="string">
            <text:p>C3120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410</text:p>
          </table:table-cell>
          <table:table-cell table:style-name="ce2" office:value-type="string" calcext:value-type="string">
            <text:p>SURFACE MOUNT FUSES, 5A</text:p>
          </table:table-cell>
          <table:table-cell table:number-columns-repeated="5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NA169</text:p>
          </table:table-cell>
          <table:table-cell table:style-name="ce2" office:value-type="string" calcext:value-type="string">
            <text:p>C4432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OT-23-5</text:p>
          </table:table-cell>
          <table:table-cell table:style-name="ce2" office:value-type="string" calcext:value-type="string">
            <text:p>PMIC - CURRENT &amp; POWER MONITORS &amp; REGULATORS 1 ±0.5% 220KHZ 2.7V ~ 60V 2.7V ~ 60V</text:p>
          </table:table-cell>
          <table:table-cell table:number-columns-repeated="5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C1-PC7</text:p>
          </table:table-cell>
          <table:table-cell table:style-name="ce2" office:value-type="string" calcext:value-type="string">
            <text:p>PCA9517D</text:p>
          </table:table-cell>
          <table:table-cell table:style-name="ce2" office:value-type="string" calcext:value-type="string">
            <text:p>C3034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SSOP-8_3.0x3.0x0.65P</text:p>
          </table:table-cell>
          <table:table-cell table:style-name="ce2" office:value-type="string" calcext:value-type="string">
            <text:p>INTERFACE - SIGNAL BUFFERS, REPEATERS, SPLITTER</text:p>
          </table:table-cell>
          <table:table-cell table:number-columns-repeated="5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Q1,Q38</text:p>
          </table:table-cell>
          <table:table-cell table:style-name="ce2" office:value-type="string" calcext:value-type="string">
            <text:p>BC847B</text:p>
          </table:table-cell>
          <table:table-cell table:style-name="ce2" office:value-type="string" calcext:value-type="string">
            <text:p>C857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OT-23-3</text:p>
          </table:table-cell>
          <table:table-cell table:style-name="ce2" office:value-type="string" calcext:value-type="string">
            <text:p>TRANSISTORS (NPN/PNP) NPN 100MA 45V</text:p>
          </table:table-cell>
          <table:table-cell table:number-columns-repeated="5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Q3,Q12-Q23</text:p>
          </table:table-cell>
          <table:table-cell table:style-name="ce2" office:value-type="string" calcext:value-type="string">
            <text:p>BC817</text:p>
          </table:table-cell>
          <table:table-cell table:style-name="ce2" office:value-type="string" calcext:value-type="string">
            <text:p>C11872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OT-23-3</text:p>
          </table:table-cell>
          <table:table-cell table:style-name="ce2" office:value-type="string" calcext:value-type="string">
            <text:p>TRANSISTORS (NPN/PNP) NPN 500MA 45V</text:p>
          </table:table-cell>
          <table:table-cell table:number-columns-repeated="5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Q5-Q11,Q30-Q37</text:p>
          </table:table-cell>
          <table:table-cell table:style-name="ce2" office:value-type="string" calcext:value-type="string">
            <text:p>BSS138</text:p>
          </table:table-cell>
          <table:table-cell table:style-name="ce2" office:value-type="string" calcext:value-type="string">
            <text:p>C4265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OT-23-3</text:p>
          </table:table-cell>
          <table:table-cell table:style-name="ce2" office:value-type="string" calcext:value-type="string">
            <text:p>MOSFET N TRENCH 50V 220MA 1.6V @ 1MA 3.5 Ω @ 220M</text:p>
          </table:table-cell>
          <table:table-cell table:number-columns-repeated="5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1,R2,R5,R17,R20-R22,R25,R77,R134</text:p>
          </table:table-cell>
          <table:table-cell/>
          <table:table-cell table:style-name="ce2" office:value-type="string" calcext:value-type="string">
            <text:p>C17957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220R</text:p>
          </table:table-cell>
          <table:table-cell table:number-columns-repeated="5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9,R12</text:p>
          </table:table-cell>
          <table:table-cell/>
          <table:table-cell table:style-name="ce2" office:value-type="string" calcext:value-type="string">
            <text:p>C95527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00K 0,1%</text:p>
          </table:table-cell>
          <table:table-cell table:number-columns-repeated="5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10,R13</text:p>
          </table:table-cell>
          <table:table-cell/>
          <table:table-cell table:style-name="ce2" office:value-type="string" calcext:value-type="string">
            <text:p>C95519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0K 0,1%</text:p>
          </table:table-cell>
          <table:table-cell table:number-columns-repeated="5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11,R73,R79</text:p>
          </table:table-cell>
          <table:table-cell/>
          <table:table-cell table:style-name="ce2" office:value-type="string" calcext:value-type="string">
            <text:p>C17976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68R</text:p>
          </table:table-cell>
          <table:table-cell table:number-columns-repeated="5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18,R43</text:p>
          </table:table-cell>
          <table:table-cell/>
          <table:table-cell table:style-name="ce2" office:value-type="string" calcext:value-type="string">
            <text:p>C4190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2k2</text:p>
          </table:table-cell>
          <table:table-cell table:number-columns-repeated="5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23,R33,R78</text:p>
          </table:table-cell>
          <table:table-cell/>
          <table:table-cell table:style-name="ce2" office:value-type="string" calcext:value-type="string">
            <text:p>C17901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00R</text:p>
          </table:table-cell>
          <table:table-cell table:number-columns-repeated="5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24,R75,R80</text:p>
          </table:table-cell>
          <table:table-cell/>
          <table:table-cell table:style-name="ce2" office:value-type="string" calcext:value-type="string">
            <text:p>C17924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80R</text:p>
          </table:table-cell>
          <table:table-cell table:number-columns-repeated="5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28,R30,R31,R47,R48</text:p>
          </table:table-cell>
          <table:table-cell/>
          <table:table-cell table:style-name="ce2" office:value-type="string" calcext:value-type="string">
            <text:p>C23162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4K7</text:p>
          </table:table-cell>
          <table:table-cell table:number-columns-repeated="5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32</text:p>
          </table:table-cell>
          <table:table-cell/>
          <table:table-cell table:style-name="ce2" office:value-type="string" calcext:value-type="string">
            <text:p>C4410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K</text:p>
          </table:table-cell>
          <table:table-cell table:number-columns-repeated="5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34,R35,R42, R46, R49, R51-R53, R55, R56, R58-R71, R97-R102, R115-R121, R123</text:p>
          </table:table-cell>
          <table:table-cell/>
          <table:table-cell table:style-name="ce2" office:value-type="string" calcext:value-type="string">
            <text:p>C17902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0K</text:p>
          </table:table-cell>
          <table:table-cell table:number-columns-repeated="5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36</text:p>
          </table:table-cell>
          <table:table-cell/>
          <table:table-cell table:style-name="ce2" office:value-type="string" calcext:value-type="string">
            <text:p>C17999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30K</text:p>
          </table:table-cell>
          <table:table-cell table:number-columns-repeated="5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37</text:p>
          </table:table-cell>
          <table:table-cell/>
          <table:table-cell table:style-name="ce2" office:value-type="string" calcext:value-type="string">
            <text:p>C17900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100K</text:p>
          </table:table-cell>
          <table:table-cell table:number-columns-repeated="5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57</text:p>
          </table:table-cell>
          <table:table-cell/>
          <table:table-cell table:style-name="ce2" office:value-type="string" calcext:value-type="string">
            <text:p>C25803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100K</text:p>
          </table:table-cell>
          <table:table-cell table:number-columns-repeated="5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R19,R38,R72,R74,R76,R81</text:p>
          </table:table-cell>
          <table:table-cell/>
          <table:table-cell table:style-name="ce2" office:value-type="string" calcext:value-type="string">
            <text:p>C18027</text:p>
          </table:table-cell>
          <table:table-cell/>
          <table:table-cell table:style-name="ce5" office:value-type="string" calcext:value-type="string">
            <text:p>1206</text:p>
          </table:table-cell>
          <table:table-cell table:style-name="ce2" office:value-type="string" calcext:value-type="string">
            <text:p>8K2</text:p>
          </table:table-cell>
          <table:table-cell table:number-columns-repeated="5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3,R4,R26,R27,R29,R50,R82-R90,R103-R112</text:p>
          </table:table-cell>
          <table:table-cell/>
          <table:table-cell table:style-name="ce2" office:value-type="string" calcext:value-type="string">
            <text:p>C23025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300R</text:p>
          </table:table-cell>
          <table:table-cell table:number-columns-repeated="5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135</text:p>
          </table:table-cell>
          <table:table-cell/>
          <table:table-cell table:style-name="ce2" office:value-type="string" calcext:value-type="string">
            <text:p>C23206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56K</text:p>
          </table:table-cell>
          <table:table-cell table:number-columns-repeated="5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R136</text:p>
          </table:table-cell>
          <table:table-cell/>
          <table:table-cell table:style-name="ce2" office:value-type="string" calcext:value-type="string">
            <text:p>C21190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1K</text:p>
          </table:table-cell>
          <table:table-cell table:number-columns-repeated="5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39,R113,R114,R122,R124,R131-R133,R137</text:p>
          </table:table-cell>
          <table:table-cell/>
          <table:table-cell table:style-name="ce2" office:value-type="string" calcext:value-type="string">
            <text:p>C25804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10K</text:p>
          </table:table-cell>
          <table:table-cell table:number-columns-repeated="5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138</text:p>
          </table:table-cell>
          <table:table-cell/>
          <table:table-cell table:style-name="ce2" office:value-type="string" calcext:value-type="string">
            <text:p>C23212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6.8K</text:p>
          </table:table-cell>
          <table:table-cell table:number-columns-repeated="5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139</text:p>
          </table:table-cell>
          <table:table-cell/>
          <table:table-cell table:style-name="ce2" office:value-type="string" calcext:value-type="string">
            <text:p>C22978</text:p>
          </table:table-cell>
          <table:table-cell/>
          <table:table-cell table:style-name="ce5" office:value-type="string" calcext:value-type="string">
            <text:p>0603</text:p>
          </table:table-cell>
          <table:table-cell table:style-name="ce2" office:value-type="string" calcext:value-type="string">
            <text:p>3.3K</text:p>
          </table:table-cell>
          <table:table-cell table:number-columns-repeated="5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140</text:p>
          </table:table-cell>
          <table:table-cell/>
          <table:table-cell table:style-name="ce2" office:value-type="string" calcext:value-type="string">
            <text:p>C762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512</text:p>
          </table:table-cell>
          <table:table-cell table:style-name="ce2" office:value-type="string" calcext:value-type="string">
            <text:p>0.05 1% 2W</text:p>
          </table:table-cell>
          <table:table-cell table:number-columns-repeated="5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L1-RL3</text:p>
          </table:table-cell>
          <table:table-cell table:style-name="ce2" office:value-type="string" calcext:value-type="string">
            <text:p>WF25P-1R8-5% 2W</text:p>
          </table:table-cell>
          <table:table-cell table:style-name="ce2" office:value-type="string" calcext:value-type="string">
            <text:p>C2547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512</text:p>
          </table:table-cell>
          <table:table-cell table:style-name="ce2" office:value-type="string" calcext:value-type="string">
            <text:p>1.8OHMS ±5% 1W <text:s/></text:p>
          </table:table-cell>
          <table:table-cell table:number-columns-repeated="5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U5</text:p>
          </table:table-cell>
          <table:table-cell table:style-name="ce5" office:value-type="string" calcext:value-type="string">
            <text:p>4081, <text:s/>HEF4081BT,653</text:p>
          </table:table-cell>
          <table:table-cell table:style-name="ce2" office:value-type="string" calcext:value-type="string">
            <text:p>C35398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IC-14_3.9x8.7x1.27P</text:p>
          </table:table-cell>
          <table:table-cell table:style-name="ce2" office:value-type="string" calcext:value-type="string">
            <text:p>4000 SERIES AND GATE 4 3V ~ 18V</text:p>
          </table:table-cell>
          <table:table-cell table:number-columns-repeated="5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4,U9,U12</text:p>
          </table:table-cell>
          <table:table-cell table:style-name="ce5" office:value-type="string" calcext:value-type="string">
            <text:p>4017 , <text:s/>HEF4017BT,653</text:p>
          </table:table-cell>
          <table:table-cell table:style-name="ce2" office:value-type="string" calcext:value-type="string">
            <text:p>C59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IC-16_3.9x9.9x1.27P</text:p>
          </table:table-cell>
          <table:table-cell table:style-name="ce2" office:value-type="string" calcext:value-type="string">
            <text:p>74 SERIES COUNTER,DECADE 4.5V ~ 5.5V</text:p>
          </table:table-cell>
          <table:table-cell table:number-columns-repeated="5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U3,U10,U13-U16</text:p>
          </table:table-cell>
          <table:table-cell table:style-name="ce2" office:value-type="string" calcext:value-type="string">
            <text:p>SN74LVC1T45DBV</text:p>
          </table:table-cell>
          <table:table-cell table:style-name="ce2" office:value-type="string" calcext:value-type="string">
            <text:p>C78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T-23-6L</text:p>
          </table:table-cell>
          <table:table-cell table:style-name="ce2" office:value-type="string" calcext:value-type="string">
            <text:p>74 SERIES 1 1.65V ~ 5.5V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3"/>
          <table:table-cell table:style-name="ce2" office:value-type="string" calcext:value-type="string">
            <text:p>Extended parts:</text:p>
          </table:table-cell>
          <table:table-cell table:style-name="ce6" table:formula="of:=SUM([.E4:.E51])" office:value-type="float" office:value="20" calcext:value-type="float">
            <text:p>20</text:p>
          </table:table-cell>
          <table:table-cell table:number-columns-repeated="59"/>
        </table:table-row>
        <table:table-row table:style-name="ro4">
          <table:table-cell table:style-name="ce2" office:value-type="string" calcext:value-type="string">
            <text:p>Bauteilsuche:</text:p>
          </table:table-cell>
          <table:table-cell table:style-name="ce3" office:value-type="string" calcext:value-type="string">
            <text:p><text:a xlink:href="https://jlcpcb.com/parts/componentSearch?searchTxt=250V%20.01uF" xlink:type="simple">https://jlcpcb.com/parts/componentSearch</text:a></text:p>
          </table:table-cell>
          <table:table-cell table:number-columns-repeated="62"/>
        </table:table-row>
        <table:table-row table:style-name="ro4">
          <table:table-cell/>
          <table:table-cell table:style-name="ce3" office:value-type="string" calcext:value-type="string">
            <text:p><text:a xlink:href="https://lcsc.com/" xlink:type="simple">https://lcsc.com/</text:a></text:p>
          </table:table-cell>
          <table:table-cell table:number-columns-repeated="62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.00.0000</text:date>, <text:time style:data-style-name="N2" text:time-value="14:22:19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document-statistic meta:table-count="1" meta:cell-count="278" meta:object-count="0"/>
  </office:meta>
</office:document-meta>
</file>